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1" text:id="id1">Johnny Egeland – Senior Developer</text:p>
              </text:list-item>
              <text:list-item>
                <text:p xml:id="id2" text:id="id2">Work at Storebrand – Doing the Taxes</text:p>
              </text:list-item>
              <text:list-item>
                <text:p xml:id="id3" text:id="id3">Have worked with Software Development for 21 years</text:p>
              </text:list-item>
              <text:list-item>
                <text:p xml:id="id4" text:id="id4"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Local Variable type inference (11)</text:p>
              </text:list-item>
              <text:list-item>
                <text:p xml:id="id15" text:id="id15" text:style-name="P5">Files.readString and Files.writeString (11)</text:p>
              </text:list-item>
              <text:list-item>
                <text:p xml:id="id16" text:id="id16" text:style-name="P5">Collectors.Teeing (12)</text:p>
              </text:list-item>
              <text:list-item>
                <text:p xml:id="id17" text:id="id17">Switch Expressions (14)</text:p>
              </text:list-item>
              <text:list-item>
                <text:p xml:id="id18" text:id="id18" text:style-name="P5">Text Blocks (15)</text:p>
              </text:list-item>
              <text:list-item>
                <text:p xml:id="id19" text:id="id19" text:style-name="P5"><text:span text:style-name="T3">InstanceOf pattern matching, </text:span>Records (16)</text:p>
              </text:list-item>
              <text:list-item>
                <text:p xml:id="id20" text:id="id20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1" text:id="id21">Pattern Matching improvements (18)</text:p>
              </text:list-item>
              <text:list-item>
                <text:p xml:id="id22" text:id="id22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Example 01: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Default and static methods introduced in Java 8</text:p>
              </text:list-item>
              <text:list-item>
                <text:p>Allowing Private keyword introduced in Java 9</text:p>
              </text:list-item>
              <text:list-item>
                <text:p>Place functionality tightly related to the Interface, in the interface itself.</text:p>
              </text:list-item>
              <text:list-item>
                <text:p>Allows for code re-use without exposing internal details</text:p>
              </text:list-item>
              <text:list-item>
                <text:p>… live demo 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51M59S</meta:editing-duration>
    <meta:editing-cycles>11</meta:editing-cycles>
    <meta:generator>LibreOffice/7.3.6.2$Linux_X86_64 LibreOffice_project/30$Build-2</meta:generator>
    <dc:title>Lights</dc:title>
    <dc:date>2022-09-25T12:17:32.857829911</dc:date>
    <meta:document-statistic meta:object-count="111"/>
  </office:meta>
</office:document-meta>
</file>